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59cm"/>
    </style:style>
    <style:style style:name="co3" style:family="table-column">
      <style:table-column-properties fo:break-before="auto" style:column-width="6.576cm"/>
    </style:style>
    <style:style style:name="co4" style:family="table-column">
      <style:table-column-properties fo:break-before="auto" style:column-width="2.219cm"/>
    </style:style>
    <style:style style:name="co5" style:family="table-column">
      <style:table-column-properties fo:break-before="auto" style:column-width="6.937cm"/>
    </style:style>
    <style:style style:name="co6" style:family="table-column">
      <style:table-column-properties fo:break-before="auto" style:column-width="6.99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01" table:style-name="ta1" table:print="false"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row table:style-name="ro1">
          <table:table-cell/>
          <table:table-cell table:style-name="Default"/>
          <table:table-cell table:style-name="Default" office:value-type="string">
            <text:p>Вариант</text:p>
          </table:table-cell>
        </table:table-row>
        <table:table-row table:style-name="ro1">
          <table:table-cell/>
          <table:table-cell office:value-type="string">
            <text:p>Батова Екатерина Дмитриевна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Богачев Тимофей Ильич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Бугреев Семён Олегович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Веселовский Лев Святогорович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Городовой Денис Сергеевич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Давыдов Александр Васильевич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string">
            <text:p>Ермакова Анна Николаевна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Иванова Елена Викторовна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Ильиных Вадим Максимович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string">
            <text:p>Кареткин Данил Владленович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Ланин Олег Викторович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string">
            <text:p>Лебеденко Алёна Вячеславовна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Лукманова Аэлита Алимовна</text:p>
          </table:table-cell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string">
            <text:p>Минеева Татьяна Андреевна</text:p>
          </table:table-cell>
          <table:table-cell office:value-type="float" office:value="22">
            <text:p>22</text:p>
          </table:table-cell>
        </table:table-row>
        <table:table-row table:style-name="ro1">
          <table:table-cell/>
          <table:table-cell office:value-type="string">
            <text:p>Мягков Михаил Дмитриевич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Паков Дмитрий Сергеевич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Перцев Данила Максимович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Хозяинов Артём Игоревич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Хубецова Елена Муратовна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Цыкин Иван Алексеевич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Чалова Дарья Владимировна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Чернушец Сергей Максимович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Шарудин Данила Викторович</text:p>
          </table:table-cell>
          <table:table-cell office:value-type="float" office:value="9">
            <text:p>9</text:p>
          </table:table-cell>
        </table:table-row>
      </table:table>
      <table:table table:name="206" table:style-name="ta1" table:print="false">
        <table:table-column table:style-name="co1" table:default-cell-style-name="Default"/>
        <table:table-column table:style-name="co3" table:default-cell-style-name="ce1"/>
        <table:table-column table:style-name="co4" table:default-cell-style-name="ce1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>
            <text:p>Вариант</text:p>
          </table:table-cell>
        </table:table-row>
        <table:table-row table:style-name="ro1">
          <table:table-cell/>
          <table:table-cell office:value-type="string">
            <text:p>Авдеев Дмитрий Владимирович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Айрапетова Евгения Ашотовна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Алексеев Владислав Евгеньевич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string">
            <text:p>Бабин Олег Владиславович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Васильев Даниил Сергеевич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string">
            <text:p>Ватулин Валентин Михайлович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Гаврилов Максим Сергеевич</text:p>
          </table:table-cell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string">
            <text:p>Демина Виктория Алексеевна</text:p>
          </table:table-cell>
          <table:table-cell office:value-type="float" office:value="22">
            <text:p>22</text:p>
          </table:table-cell>
        </table:table-row>
        <table:table-row table:style-name="ro1">
          <table:table-cell/>
          <table:table-cell office:value-type="string">
            <text:p>Епанешников Владислав Сергеевич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Зверев Марк Евгеньевич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Ильин Илья Олегович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Киреев Александр Константинович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Кондратьев Егор Алексеевич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Лагуткина Мария Сергеевна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Лошманов Юрий Андреевич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Марочкин Иван Алексеевич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Недосеков Иван Дмитриевич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Нелюбин Вениамин Сергеевич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Пивницкий Даниэль Сергеевич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Пищик Евгений Сергеевич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Плешков Алексей Олегович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Полюбин Арсений Игоревич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string">
            <text:p>Садаков Александр Александрович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Стрыгин Денис Дмитриевич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Суханов Егор Алексеевич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string">
            <text:p>Тумаков Данила Владимирович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Уваров Андрей Павлович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string">
            <text:p>Харьков Павел Александрович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Шараковский Юрий Дмитриевич</text:p>
          </table:table-cell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string">
            <text:p>Абдыкеримов Урмат Эмирбекович</text:p>
          </table:table-cell>
          <table:table-cell office:value-type="float" office:value="22">
            <text:p>22</text:p>
          </table:table-cell>
        </table:table-row>
        <table:table-row table:style-name="ro1">
          <table:table-cell/>
          <table:table-cell office:value-type="string">
            <text:p>Пивоваров Андрей Дмитриевич</text:p>
          </table:table-cell>
          <table:table-cell office:value-type="float" office:value="1">
            <text:p>1</text:p>
          </table:table-cell>
        </table:table-row>
      </table:table>
      <table:table table:name="207" table:style-name="ta1" table:print="false">
        <table:table-column table:style-name="co1" table:default-cell-style-name="Default"/>
        <table:table-column table:style-name="co5" table:default-cell-style-name="ce1"/>
        <table:table-column table:style-name="co1" table:default-cell-style-name="ce1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>
            <text:p>Вариант</text:p>
          </table:table-cell>
        </table:table-row>
        <table:table-row table:style-name="ro1">
          <table:table-cell/>
          <table:table-cell office:value-type="string">
            <text:p>Бирюков Виктор Владимирович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Боженов Алексей Игоревич</text:p>
          </table:table-cell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string">
            <text:p>Будникова Валерия Павловна</text:p>
          </table:table-cell>
          <table:table-cell office:value-type="float" office:value="22">
            <text:p>22</text:p>
          </table:table-cell>
        </table:table-row>
        <table:table-row table:style-name="ro1">
          <table:table-cell/>
          <table:table-cell office:value-type="string">
            <text:p>Волков Матвей Андреевич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Воронов Кирилл Михайлович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Глушатов Игорь Сергеевич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Гребенков Дмитрий Игоревич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Ерофеев Дмитрий Андреевич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Инютин Максим Андреевич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Калугин Кирилл Алексеевич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Кобзев Леонид Алексеевич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Куциков Александр Юрьевич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Ляшун Дмитрий Сергеевич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Морозов Даниил Олегович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Носов Эмиль Лаймонасович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Озеров Владимир Константинович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Панов Виктор Федорович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string">
            <text:p>Ревунов Денис Александрович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Ржевская Мария Андреевна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Рябов Андрей Витальевич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string">
            <text:p>Синицин Илья Сергеевич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Спиридонов Кирилл Анатольевич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string">
            <text:p>Терво Александр Александрович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Тимофеев Алексей Владимирович</text:p>
          </table:table-cell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string">
            <text:p>Фавстова Александра Витальевна</text:p>
          </table:table-cell>
          <table:table-cell office:value-type="float" office:value="22">
            <text:p>22</text:p>
          </table:table-cell>
        </table:table-row>
        <table:table-row table:style-name="ro1">
          <table:table-cell/>
          <table:table-cell office:value-type="string">
            <text:p>Фадеев Вениамин Михайлович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Федоров Антон Сергеевич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Юдин Никита Игоревич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Юревич Виталий Юрьевич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Якушкина Мария Константиновна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Ежов Никита (804)</text:p>
          </table:table-cell>
          <table:table-cell office:value-type="float" office:value="6">
            <text:p>6</text:p>
          </table:table-cell>
        </table:table-row>
      </table:table>
      <table:table table:name="208" table:style-name="ta1" table:print="false">
        <table:table-column table:style-name="co1" table:default-cell-style-name="Default"/>
        <table:table-column table:style-name="co6" table:default-cell-style-name="ce1"/>
        <table:table-column table:style-name="co1" table:default-cell-style-name="ce1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>
            <text:p>Вариант</text:p>
          </table:table-cell>
        </table:table-row>
        <table:table-row table:style-name="ro1">
          <table:table-cell/>
          <table:table-cell office:value-type="string">
            <text:p>Аминов Степан Сергеевич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Арапов Степан Александрович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Артамонов Олег Алексеевич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Бакшеев Глеб Егорович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Белов Илья Сергеевич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Велесов Даниил Игоревич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Гаптулхаков Руслан Рамилевич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Горохов Михаил Антонович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Двоеглазова Анна Владимировна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Иванов Федор Алексеевич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Ивенкова Любовь Васильевна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Калинина Анастасия Валерьевна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string">
            <text:p>Кисилевский Гжегош Андреевич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Королев Игорь Михайлович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Короткевич Леонид Витальевич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string">
            <text:p>Круглова Мария Сергеевна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Курносов Максим Юрьевич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string">
            <text:p>Макаров Валерий Александрович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Мариничев Иван Александрович</text:p>
          </table:table-cell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string">
            <text:p>Моисеенков Илья Павлович</text:p>
          </table:table-cell>
          <table:table-cell office:value-type="float" office:value="22">
            <text:p>22</text:p>
          </table:table-cell>
        </table:table-row>
        <table:table-row table:style-name="ro1">
          <table:table-cell/>
          <table:table-cell office:value-type="string">
            <text:p>Мохляков Павел Александрович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Назарова Анастасия Игоревна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Пермяков Никита Александрович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Поляков Андрей Ильич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Почаев Михаил Тимурович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Савченко Илья Владимирович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Саженов Константин Станиславович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Хренникова Ангелина Сергеевна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Чернобаев Андрей Александрович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Шавандрин Федор Михайлович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Шубин Григорий Сергеевич</text:p>
          </table:table-cell>
          <table:table-cell office:value-type="float" office:value="11">
            <text:p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8">18.09.2020</text:date>, <text:time>15:0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17S</meta:editing-duration>
    <meta:editing-cycles>3</meta:editing-cycles>
    <meta:generator>OpenOffice/4.1.5$Win32 OpenOffice.org_project/415m1$Build-9789</meta:generator>
    <dc:date>2020-09-18T15:04:57.97</dc:date>
    <meta:document-statistic meta:table-count="4" meta:cell-count="236" meta:object-count="0"/>
    <meta:user-defined meta:name="Info 1"/>
    <meta:user-defined meta:name="Info 2"/>
    <meta:user-defined meta:name="Info 3"/>
    <meta:user-defined meta:name="Info 4"/>
  </office:meta>
</office:document-meta>
</file>